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BX12" svg:font-family="CMBX12"/>
    <style:font-face style:name="CMR12" svg:font-family="CMR12"/>
    <style:font-face style:name="CMTI12" svg:font-family="CMTI12"/>
    <style:font-face style:name="OpenSymbol" svg:font-family="OpenSymbol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FreeSans" svg:font-family="Free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822cm"/>
    </style:style>
    <style:style style:name="Tableau4.D" style:family="table-column">
      <style:table-column-properties style:column-width="6.615cm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Tableau4.A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au4.C3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au5" style:family="table">
      <style:table-properties style:width="16.002cm" table:align="margins"/>
    </style:style>
    <style:style style:name="Tableau5.A" style:family="table-column">
      <style:table-column-properties style:column-width="16.002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002cm" table:align="margins"/>
    </style:style>
    <style:style style:name="Tableau6.A" style:family="table-column">
      <style:table-column-properties style:column-width="16.002cm" style:rel-column-width="65535*"/>
    </style:style>
    <style:style style:name="Tableau6.A1" style:family="table-cell">
      <style:table-cell-properties fo:padding="0.097cm" fo:border="0.002cm solid #000000"/>
    </style:style>
    <style:style style:name="Tableau7" style:family="table">
      <style:table-properties style:width="16.002cm" table:align="margins"/>
    </style:style>
    <style:style style:name="Tableau7.A" style:family="table-column">
      <style:table-column-properties style:column-width="16.002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5.951cm" fo:margin-left="0.034cm" fo:margin-right="0.018cm" table:align="margins"/>
    </style:style>
    <style:style style:name="Tableau8.A" style:family="table-column">
      <style:table-column-properties style:column-width="15.951cm" style:rel-column-width="9043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002cm" table:align="margins"/>
    </style:style>
    <style:style style:name="Tableau9.A" style:family="table-column">
      <style:table-column-properties style:column-width="16.002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002cm" table:align="margins"/>
    </style:style>
    <style:style style:name="Tableau10.A" style:family="table-column">
      <style:table-column-properties style:column-width="16.002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002cm" table:align="margins"/>
    </style:style>
    <style:style style:name="Tableau11.A" style:family="table-column">
      <style:table-column-properties style:column-width="16.002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6.002cm" table:align="margins"/>
    </style:style>
    <style:style style:name="Tableau12.A" style:family="table-column">
      <style:table-column-properties style:column-width="16.002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002cm" table:align="margins"/>
    </style:style>
    <style:style style:name="Tableau13.A" style:family="table-column">
      <style:table-column-properties style:column-width="16.002cm" style:rel-column-width="65535*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002cm" table:align="margins"/>
    </style:style>
    <style:style style:name="Tableau14.A" style:family="table-column">
      <style:table-column-properties style:column-width="16.002cm" style:rel-column-width="65535*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6.002cm" table:align="margins"/>
    </style:style>
    <style:style style:name="Tableau15.A" style:family="table-column">
      <style:table-column-properties style:column-width="16.002cm" style:rel-column-width="65535*"/>
    </style:style>
    <style:style style:name="Tableau15.A1" style:family="table-cell">
      <style:table-cell-properties fo:padding="0.097cm" fo:border="0.002cm solid #000000"/>
    </style:style>
    <style:style style:name="Tableau16" style:family="table">
      <style:table-properties style:width="16.002cm" table:align="margins"/>
    </style:style>
    <style:style style:name="Tableau16.A" style:family="table-column">
      <style:table-column-properties style:column-width="16.002cm" style:rel-column-width="65535*"/>
    </style:style>
    <style:style style:name="Tableau16.A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6.002cm" table:align="margins"/>
    </style:style>
    <style:style style:name="Tableau17.A" style:family="table-column">
      <style:table-column-properties style:column-width="16.002cm" style:rel-column-width="65535*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6.002cm" table:align="margins"/>
    </style:style>
    <style:style style:name="Tableau18.A" style:family="table-column">
      <style:table-column-properties style:column-width="16.002cm" style:rel-column-width="65535*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002cm" table:align="margins"/>
    </style:style>
    <style:style style:name="Tableau19.A" style:family="table-column">
      <style:table-column-properties style:column-width="16.002cm" style:rel-column-width="65535*"/>
    </style:style>
    <style:style style:name="Tableau19.A1" style:family="table-cell">
      <style:table-cell-properties fo:padding="0.097cm" fo:border="0.002cm solid #000000"/>
    </style:style>
    <style:style style:name="Tableau20" style:family="table">
      <style:table-properties style:width="16.002cm" table:align="margins"/>
    </style:style>
    <style:style style:name="Tableau20.A" style:family="table-column">
      <style:table-column-properties style:column-width="16.002cm" style:rel-column-width="65535*"/>
    </style:style>
    <style:style style:name="Tableau20.A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6.002cm" table:align="margins"/>
    </style:style>
    <style:style style:name="Tableau21.A" style:family="table-column">
      <style:table-column-properties style:column-width="16.002cm" style:rel-column-width="65535*"/>
    </style:style>
    <style:style style:name="Tableau21.A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16.002cm" table:align="margins"/>
    </style:style>
    <style:style style:name="Tableau22.A" style:family="table-column">
      <style:table-column-properties style:column-width="16.002cm" style:rel-column-width="65535*"/>
    </style:style>
    <style:style style:name="Tableau22.A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6.002cm" table:align="margins"/>
    </style:style>
    <style:style style:name="Tableau23.A" style:family="table-column">
      <style:table-column-properties style:column-width="16.002cm" style:rel-column-width="65535*"/>
    </style:style>
    <style:style style:name="Tableau23.A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6.002cm" table:align="margins"/>
    </style:style>
    <style:style style:name="Tableau24.A" style:family="table-column">
      <style:table-column-properties style:column-width="16.002cm" style:rel-column-width="65535*"/>
    </style:style>
    <style:style style:name="Tableau24.A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" style:family="table">
      <style:table-properties style:width="16.002cm" table:align="margins"/>
    </style:style>
    <style:style style:name="Tableau25.A" style:family="table-column">
      <style:table-column-properties style:column-width="16.002cm" style:rel-column-width="65535*"/>
    </style:style>
    <style:style style:name="Tableau25.A1" style:family="table-cell">
      <style:table-cell-properties fo:padding="0.097cm" fo:border="0.002cm solid #000000"/>
    </style:style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16.002cm" style:rel-column-width="65535*"/>
    </style:style>
    <style:style style:name="Tableau26.A1" style:family="table-cell">
      <style:table-cell-properties fo:padding="0.097cm" fo:border="0.002cm solid #000000"/>
    </style:style>
    <style:style style:name="Tableau27" style:family="table">
      <style:table-properties style:width="16.002cm" table:align="margins"/>
    </style:style>
    <style:style style:name="Tableau27.A" style:family="table-column">
      <style:table-column-properties style:column-width="16.002cm" style:rel-column-width="65535*"/>
    </style:style>
    <style:style style:name="Tableau27.A1" style:family="table-cell">
      <style:table-cell-properties fo:padding="0.097cm" fo:border="0.002cm solid #000000"/>
    </style:style>
    <style:style style:name="Tableau28" style:family="table">
      <style:table-properties style:width="16.002cm" table:align="margins"/>
    </style:style>
    <style:style style:name="Tableau28.A" style:family="table-column">
      <style:table-column-properties style:column-width="16.002cm" style:rel-column-width="65535*"/>
    </style:style>
    <style:style style:name="Tableau28.A1" style:family="table-cell">
      <style:table-cell-properties fo:padding="0.097cm" fo:border="0.002cm solid #000000"/>
    </style:style>
    <style:style style:name="Tableau29" style:family="table">
      <style:table-properties style:width="16.002cm" table:align="margins"/>
    </style:style>
    <style:style style:name="Tableau29.A" style:family="table-column">
      <style:table-column-properties style:column-width="16.002cm" style:rel-column-width="65535*"/>
    </style:style>
    <style:style style:name="Tableau29.A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" style:family="table">
      <style:table-properties style:width="16.002cm" table:align="margins"/>
    </style:style>
    <style:style style:name="Tableau30.A" style:family="table-column">
      <style:table-column-properties style:column-width="16.002cm" style:rel-column-width="65535*"/>
    </style:style>
    <style:style style:name="Tableau30.A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" style:family="table">
      <style:table-properties style:width="16.002cm" table:align="margins"/>
    </style:style>
    <style:style style:name="Tableau31.A" style:family="table-column">
      <style:table-column-properties style:column-width="16.002cm" style:rel-column-width="65535*"/>
    </style:style>
    <style:style style:name="Tableau31.A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" style:family="table">
      <style:table-properties style:width="16.002cm" table:align="margins"/>
    </style:style>
    <style:style style:name="Tableau32.A" style:family="table-column">
      <style:table-column-properties style:column-width="16.002cm" style:rel-column-width="65535*"/>
    </style:style>
    <style:style style:name="Tableau32.A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" style:family="table">
      <style:table-properties style:width="16.002cm" table:align="margins"/>
    </style:style>
    <style:style style:name="Tableau33.A" style:family="table-column">
      <style:table-column-properties style:column-width="16.002cm" style:rel-column-width="65535*"/>
    </style:style>
    <style:style style:name="Tableau33.A1" style:family="table-cell">
      <style:table-cell-properties fo:padding="0.097cm" fo:border="0.002cm solid #000000"/>
    </style:style>
    <style:style style:name="Tableau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1pt" style:font-name-asian="CMR12" style:font-size-asian="11pt" style:font-name-complex="CMR12" style:font-size-complex="11pt"/>
    </style:style>
    <style:style style:name="P11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2" style:family="paragraph" style:parent-style-name="Text_20_body">
      <style:text-properties style:font-name="DejaVu Serif"/>
    </style:style>
    <style:style style:name="P13" style:family="paragraph" style:parent-style-name="Text_20_body">
      <style:paragraph-properties fo:text-align="start" style:justify-single-word="false"/>
      <style:text-properties style:font-name="DejaVu Serif" fo:font-size="11pt" style:font-name-asian="CMR12" style:font-size-asian="11pt" style:font-name-complex="CMR12" style:font-size-complex="11pt"/>
    </style:style>
    <style:style style:name="P14" style:family="paragraph" style:parent-style-name="Sans_20_interligne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17" style:family="paragraph" style:parent-style-name="Standard" style:list-style-name="L1">
      <style:paragraph-properties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18" style:family="paragraph" style:parent-style-name="Standard">
      <style:paragraph-properties style:text-autospace="none"/>
      <style:text-properties style:font-name="DejaVu Serif" fo:font-size="11pt" style:font-name-asian="CMR12" style:font-size-asian="11pt" style:font-name-complex="CMR12" style:font-size-complex="11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20" style:family="paragraph" style:parent-style-name="Standard">
      <style:paragraph-properties style:text-autospace="non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LiberationSerif" fo:font-size="10pt" style:font-name-asian="LiberationSerif" style:font-size-asian="10pt" style:font-name-complex="LiberationSerif" style:font-size-complex="10pt"/>
    </style:style>
    <style:style style:name="P22" style:family="paragraph" style:parent-style-name="Standard">
      <style:paragraph-properties style:text-autospace="none"/>
      <style:text-properties style:font-name="LiberationSerif" fo:font-size="10pt" style:font-name-asian="LiberationSerif" style:font-size-asian="10pt" style:font-name-complex="LiberationSerif" style:font-size-complex="10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LiberationSerif" fo:font-size="10pt" fo:font-weight="bold" style:font-name-asian="LiberationSerif" style:font-size-asian="10pt" style:font-weight-asian="bold" style:font-name-complex="LiberationSerif" style:font-size-complex="10pt" style:font-weight-complex="bold"/>
    </style:style>
    <style:style style:name="P24" style:family="paragraph" style:parent-style-name="Standard">
      <style:paragraph-properties style:text-autospace="none"/>
      <style:text-properties style:font-name="LiberationSerif" fo:font-size="10pt" fo:font-weight="normal" style:font-name-asian="LiberationSerif" style:font-size-asian="10pt" style:font-weight-asian="normal" style:font-name-complex="LiberationSerif" style:font-size-complex="10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LiberationSerif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LiberationSerif" fo:font-size="10pt" fo:font-weight="normal" style:font-name-asian="LiberationSerif" style:font-size-asian="10pt" style:font-weight-asian="normal" style:font-name-complex="LiberationSerif" style:font-size-complex="10pt" style:font-weight-complex="normal"/>
    </style:style>
    <style:style style:name="P27" style:family="paragraph" style:parent-style-name="Standard">
      <style:paragraph-properties fo:margin-top="0cm" fo:margin-bottom="0cm" fo:text-align="start" style:justify-single-word="fals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28" style:family="paragraph" style:parent-style-name="Standard">
      <style:paragraph-properties fo:margin-top="0cm" fo:margin-bottom="0cm" fo:text-align="start" style:justify-single-word="false"/>
      <style:text-properties style:font-name="LiberationSerif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29" style:family="paragraph" style:parent-style-name="Heading_20_1">
      <style:text-properties style:font-name="DejaVu Serif" fo:font-size="11pt" style:font-size-asian="11pt" style:font-size-complex="11pt"/>
    </style:style>
    <style:style style:name="P30" style:family="paragraph" style:parent-style-name="Text_20_body" style:list-style-name="L4">
      <style:text-properties style:font-name="DejaVu Serif" fo:font-size="11pt" style:font-size-asian="11pt" style:font-size-complex="11pt"/>
    </style:style>
    <style:style style:name="P31" style:family="paragraph" style:parent-style-name="Text_20_body" style:list-style-name="L2">
      <style:paragraph-properties fo:margin-top="0cm" fo:margin-bottom="0cm"/>
      <style:text-properties style:font-name="DejaVu Serif" fo:font-size="11pt" style:font-size-asian="11pt" style:font-size-complex="11pt"/>
    </style:style>
    <style:style style:name="P32" style:family="paragraph" style:parent-style-name="Text_20_body" style:list-style-name="L3">
      <style:paragraph-properties fo:margin-top="0cm" fo:margin-bottom="0cm"/>
      <style:text-properties style:font-name="DejaVu Serif" fo:font-size="11pt" style:font-size-asian="11pt" style:font-size-complex="11pt"/>
    </style:style>
    <style:style style:name="P33" style:family="paragraph" style:parent-style-name="Text_20_body" style:list-style-name="L3">
      <style:paragraph-properties fo:margin-top="0cm" fo:margin-bottom="0cm"/>
    </style:style>
    <style:style style:name="P34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35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36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DejaVu Serif" fo:font-size="11pt" style:font-size-asian="11pt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style:font-name="DejaVu Serif" fo:font-size="14pt" style:font-size-asian="14pt" style:font-size-complex="14pt"/>
    </style:style>
    <style:style style:name="T3" style:family="text">
      <style:text-properties style:font-name="DejaVu Serif"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4" style:family="text">
      <style:text-properties style:font-name="DejaVu Serif" fo:font-style="italic" style:font-style-asian="itali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ize="11pt" style:font-size-asian="11pt" style:font-name-complex="Liberation Serif" style:font-size-complex="11pt" officeooo:rsid="0011a9bc"/>
    </style:style>
    <style:style style:name="T7" style:family="text">
      <style:text-properties style:font-name="DejaVu Serif" fo:font-size="11pt" style:font-name-asian="CMR12" style:font-size-asian="11pt" style:font-name-complex="CMR12" style:font-size-complex="11pt"/>
    </style:style>
    <style:style style:name="T8" style:family="text">
      <style:text-properties style:font-name="DejaVu Serif" style:font-name-asian="CMR12" style:font-name-complex="CMR12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4pt" style:font-size-asian="14pt" style:font-size-complex="14pt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style:font-name="DejaVu Serif" fo:font-weight="normal" style:font-name-asian="CMR12" style:font-weight-asian="normal" style:font-name-complex="CMR12" style:font-weight-complex="normal"/>
    </style:style>
    <style:style style:name="T13" style:family="text">
      <style:text-properties style:use-window-font-color="true" style:font-name="DejaVu Serif" fo:font-weight="normal" style:font-name-asian="CMTI12" style:font-weight-asian="normal" style:font-name-complex="CMTI12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name-asian="LiberationSerif-Bold" style:font-size-asian="12pt" style:font-name-complex="LiberationSerif-Bold" style:font-size-complex="12pt"/>
    </style:style>
    <style:style style:name="T17" style:family="text">
      <style:text-properties style:font-name="LiberationSerif-Bold" fo:font-size="12pt" fo:font-weight="bold" style:font-name-asian="LiberationSerif-Bold" style:font-size-asian="12pt" style:font-weight-asian="bold" style:font-name-complex="LiberationSerif-Bold" style:font-size-complex="12pt" style:font-weight-complex="bold"/>
    </style:style>
    <style:style style:name="T18" style:family="text">
      <style:text-properties style:font-name="LiberationSerif-Bold" fo:font-size="12pt" style:font-name-asian="LiberationSerif-Bold" style:font-size-asian="12pt" style:font-name-complex="LiberationSerif-Bold" style:font-size-complex="12pt"/>
    </style:style>
    <style:style style:name="T19" style:family="text">
      <style:text-properties style:font-name="LiberationSerif-Bold" fo:font-weight="bold" style:font-name-asian="LiberationSerif-Bold" style:font-weight-asian="bold" style:font-name-complex="LiberationSerif-Bold" style:font-weight-complex="bold"/>
    </style:style>
    <style:style style:name="T20" style:family="text">
      <style:text-properties style:font-name="LiberationSerif-Bold" style:font-name-asian="LiberationSerif-Bold" style:font-name-complex="LiberationSerif-Bold"/>
    </style:style>
    <style:style style:name="T21" style:family="text">
      <style:text-properties fo:font-size="10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LiberationSerif"/>
    </style:style>
    <style:style style:name="T26" style:family="text">
      <style:text-properties style:font-name-asian="LiberationSerif"/>
    </style:style>
    <style:style style:name="T27" style:family="text">
      <style:text-properties style:font-name-complex="LiberationSeri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Élevé"><text:span text:style-name="T2">Liste globale des tâches</text:span></text:span></text:p>
      <text:p text:style-name="P12"/>
      <text:p text:style-name="Standard"><text:span text:style-name="Police_20_par_20_défaut"><text:span text:style-name="T3">Objet</text:span></text:span><text:span text:style-name="Police_20_par_20_défaut"><text:span text:style-name="T4"> : Liste globale des tâches</text:span>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11">Michael Plong</text:p>
          </table:table-cell>
          <table:table-cell table:style-name="Tableau1.A2" office:value-type="string">
            <text:p text:style-name="P3"><text:span text:style-name="Police_20_par_20_défaut"><text:span text:style-name="T5"/></text:span></text:p>
          </table:table-cell>
          <table:table-cell table:style-name="Tableau1.A2" table:number-rows-spanned="5" office:value-type="string">
            <text:p text:style-name="P4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11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1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Livré le : 17/11/2013</text:p>
          </table:table-cell>
          <table:table-cell table:style-name="Tableau1.A2" office:value-type="string">
            <text:p text:style-name="P4">Approuvé le :</text:p>
          </table:table-cell>
          <table:table-cell table:style-name="Tableau1.A2" office:value-type="string">
            <text:p text:style-name="P4">Validé le :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In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A2" office:value-type="string">
            <text:p text:style-name="Table_20_Contents"><text:span text:style-name="Police_20_par_20_défaut"><text:span text:style-name="T5">M. </text:span></text:span><text:span text:style-name="Police_20_par_20_défaut"><text:span text:style-name="T6">Novelli</text:span></text:span></text:p>
          </table:table-cell>
        </table:table-row>
        <table:table-row>
          <table:table-cell table:style-name="Tableau2.A2" table:number-rows-spanned="6" office:value-type="string">
            <text:p text:style-name="P4">Copie à :</text:p>
          </table:table-cell>
          <table:table-cell table:style-name="Tableau2.A2" office:value-type="string">
            <text:p text:style-name="P5">Guillaume Rasolo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11">Michael Plong</text:p>
          </table:table-cell>
        </table:table-row>
        <table:table-row>
          <table:covered-table-cell/>
          <table:table-cell table:style-name="Tableau2.A2" office:value-type="string">
            <text:p text:style-name="P11">Christophe Guieu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5">Michael Plong</text:p>
          </table:table-cell>
          <table:table-cell table:style-name="Tableau4.C2" office:value-type="date" office:date-value="2013-11-10">
            <text:p text:style-name="P5">10/11/13</text:p>
          </table:table-cell>
          <table:table-cell table:style-name="Tableau4.A2" office:value-type="string">
            <text:p text:style-name="P5">Création du document</text:p>
          </table:table-cell>
        </table:table-row>
        <table:table-row>
          <table:table-cell table:style-name="Tableau4.A3" office:value-type="string">
            <text:p text:style-name="P5">V3.0</text:p>
          </table:table-cell>
          <table:table-cell table:style-name="Tableau4.A3" office:value-type="string">
            <text:p text:style-name="P5">Michael Plong</text:p>
          </table:table-cell>
          <table:table-cell table:style-name="Tableau4.C3" office:value-type="date" office:date-value="2013-11-17">
            <text:p text:style-name="P5">17/11/13</text:p>
          </table:table-cell>
          <table:table-cell table:style-name="Tableau4.A3" office:value-type="string">
            <text:p text:style-name="P5">Modification du document</text:p>
          </table:table-cell>
        </table:table-row>
      </table:table>
      <text:h text:style-name="P29" text:outline-level="1"><text:span text:style-name="Police_20_par_20_défaut"><text:span text:style-name="T9"/></text:span></text:h>
      <text:p text:style-name="P36"><text:span text:style-name="Élevé"><text:span text:style-name="T10">Liste globale des tâches</text:span></text:span></text:p>
      <text:p text:style-name="P14"><text:span text:style-name="Élevé"><text:span text:style-name="T11"/></text:span></text:p>
      <text:p text:style-name="P9"><text:span text:style-name="Élevé"><text:span text:style-name="T12">Tout au long du cycle de développement du jeu </text:span></text:span><text:span text:style-name="Élevé"><text:span text:style-name="T13">Eliminator++</text:span></text:span><text:span text:style-name="Élevé"><text:span text:style-name="T12">, les taches suivants devront être fournis :</text:span></text:span></text:p>
      <text:p text:style-name="P9"><text:span text:style-name="Élevé"><text:span text:style-name="T12"/></text:span></text:p>
      <text:list xml:id="list35560444" text:style-name="L1">
        <text:list-item>
          <text:p text:style-name="P15">Le Plan d’Assurance Qualité</text:p>
        </text:list-item>
        <text:list-item>
          <text:p text:style-name="P15">L’analyse des risques</text:p>
        </text:list-item>
        <text:list-item>
          <text:p text:style-name="P15">La planification du projet</text:p>
        </text:list-item>
        <text:list-item>
          <text:p text:style-name="P15">Le Dossier d’Analyse Fonctionnelle</text:p>
        </text:list-item>
        <text:list-item>
          <text:p text:style-name="P15">Le Dossier d’Analyse Technique</text:p>
        </text:list-item>
        <text:list-item>
          <text:p text:style-name="P15">Le dossier de Conception</text:p>
        </text:list-item>
        <text:list-item>
          <text:p text:style-name="P15">L’analyse financière</text:p>
        </text:list-item>
        <text:list-item>
          <text:p text:style-name="P15">Le manuel de déploiement de l’application</text:p>
        </text:list-item>
        <text:list-item>
          <text:p text:style-name="P15">Le manuel d’utilisation de l’application</text:p>
        </text:list-item>
        <text:list-item>
          <text:p text:style-name="P15">Le dossier de maintenance</text:p>
        </text:list-item>
        <text:list-item>
          <text:p text:style-name="P15">Tableaux de bord</text:p>
        </text:list-item>
        <text:list-item>
          <text:p text:style-name="P17">Les annexes</text:p>
        </text:list-item>
      </text:list>
      <text:p text:style-name="P10"/>
      <text:p text:style-name="P13">Concernant la programmation du jeu Eliminator ++, les différentes tâches à réaliser seront les suivantes :</text:p>
      <text:list xml:id="list35554822" text:style-name="L2">
        <text:list-item>
          <text:p text:style-name="P31">Afficher un bonhomme</text:p>
        </text:list-item>
        <text:list-item>
          <text:p text:style-name="P31">Déplacement du bonhomme </text:p>
        </text:list-item>
        <text:list-item>
          <text:p text:style-name="P31">Gestion des collisions</text:p>
        </text:list-item>
      </text:list>
      <text:list xml:id="list35585431" text:style-name="L3">
        <text:list-item>
          <text:p text:style-name="P32">Création de la map</text:p>
        </text:list-item>
        <text:list-item>
          <text:p text:style-name="P32">Création des obstacles</text:p>
        </text:list-item>
        <text:list-item>
          <text:p text:style-name="P32">Gestion des tirs</text:p>
        </text:list-item>
        <text:list-item>
          <text:p text:style-name="P33">Gestion du réseau</text:p>
        </text:list-item>
        <text:list-item>
          <text:p text:style-name="P32">Les Tests</text:p>
        </text:list-item>
      </text:list>
      <text:list xml:id="list35556733" text:style-name="L4">
        <text:list-item>
          <text:p text:style-name="P30">Mise en place des menus et les options </text:p>
        </text:list-item>
        <text:list-item>
          <text:p text:style-name="P30">Création des bonus</text:p>
        </text:list-item>
      </text:list>
      <text:p text:style-name="P18">Voici un tableau résumant toutes les taches à fournir ainsi que le pourcentage du travail effectuée pour chacune d'entre elles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8">Documentation du projet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7">Introduction du projet</text:p>
          </table:table-cell>
        </table:table-row>
        <table:table-row>
          <table:table-cell table:style-name="Tableau5.A2" office:value-type="string">
            <text:p text:style-name="P19">Rédaction du PAQ</text:p>
          </table:table-cell>
        </table:table-row>
        <table:table-row>
          <table:table-cell table:style-name="Tableau5.A2" office:value-type="string">
            <text:p text:style-name="P19">Création de la liste des tâches</text:p>
          </table:table-cell>
        </table:table-row>
        <table:table-row>
          <table:table-cell table:style-name="Tableau5.A2" office:value-type="string">
            <text:p text:style-name="P19">Planification du projet</text:p>
          </table:table-cell>
        </table:table-row>
        <table:table-row>
          <table:table-cell table:style-name="Tableau5.A2" office:value-type="string">
            <text:p text:style-name="P19">Analyse des besoins</text:p>
          </table:table-cell>
        </table:table-row>
        <table:table-row>
          <table:table-cell table:style-name="Tableau5.A2" office:value-type="string">
            <text:p text:style-name="P19">Diagramme des cas d'utilisations</text:p>
          </table:table-cell>
        </table:table-row>
        <table:table-row>
          <table:table-cell table:style-name="Tableau5.A2" office:value-type="string">
            <text:p text:style-name="P19">Maquette de l'application</text:p>
          </table:table-cell>
        </table:table-row>
        <table:table-row>
          <table:table-cell table:style-name="Tableau5.A2" office:value-type="string">
            <text:p text:style-name="P19">Analyse des risques</text:p>
          </table:table-cell>
        </table:table-row>
        <table:table-row>
          <table:table-cell table:style-name="Tableau5.A2" office:value-type="string">
            <text:p text:style-name="P16">Le Dossier d’Analyse Fonctionnelle</text:p>
          </table:table-cell>
        </table:table-row>
        <table:table-row>
          <table:table-cell table:style-name="Tableau5.A2" office:value-type="string">
            <text:p text:style-name="P16">Le Dossier d’Analyse Technique</text:p>
          </table:table-cell>
        </table:table-row>
        <table:table-row>
          <table:table-cell table:style-name="Tableau5.A2" office:value-type="string">
            <text:p text:style-name="P16">Le dossier de Conception</text:p>
          </table:table-cell>
        </table:table-row>
        <text:soft-page-break/>
        <table:table-row>
          <table:table-cell table:style-name="Tableau5.A2" office:value-type="string">
            <text:p text:style-name="P16">L’analyse financière</text:p>
          </table:table-cell>
        </table:table-row>
        <table:table-row>
          <table:table-cell table:style-name="Tableau5.A2" office:value-type="string">
            <text:p text:style-name="P16">Le manuel de déploiement de l’application</text:p>
          </table:table-cell>
        </table:table-row>
        <table:table-row>
          <table:table-cell table:style-name="Tableau5.A2" office:value-type="string">
            <text:p text:style-name="P16">Le manuel d’utilisation de l’application</text:p>
          </table:table-cell>
        </table:table-row>
        <table:table-row>
          <table:table-cell table:style-name="Tableau5.A2" office:value-type="string">
            <text:p text:style-name="P16">Tableaux de bord</text:p>
          </table:table-cell>
        </table:table-row>
        <table:table-row>
          <table:table-cell table:style-name="Tableau5.A2" office:value-type="string">
            <text:p text:style-name="P16">Les annexes</text:p>
          </table:table-cell>
        </table:table-row>
      </table:table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23"><text:span text:style-name="T14">Réalisation des prototypes techniques </text:span><text:span text:style-name="T18">0 %</text:span></text:p>
          </table:table-cell>
        </table:table-row>
      </table:table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><text:span text:style-name="T14">Le déplacement d'un objet </text:span><text:span text:style-name="T17">0 %</text:span></text:p>
          </table:table-cell>
        </table:table-row>
        <table:table-row>
          <table:table-cell table:style-name="Tableau7.A2" office:value-type="string">
            <text:p text:style-name="P21"><text:span text:style-name="T14">La gestion des collisions </text:span><text:span text:style-name="T17">0 %</text:span></text:p>
          </table:table-cell>
        </table:table-row>
        <table:table-row>
          <table:table-cell table:style-name="Tableau7.A2" office:value-type="string">
            <text:p text:style-name="P21"><text:span text:style-name="T14">La gestion du réseau </text:span><text:span text:style-name="T17">0 %</text:span></text:p>
          </table:table-cell>
        </table:table-row>
        <table:table-row>
          <table:table-cell table:style-name="Tableau7.A2" office:value-type="string">
            <text:p text:style-name="P21"><text:span text:style-name="T14">Prototype de sauvegarde </text:span><text:span text:style-name="T17">0 %</text:span></text:p>
          </table:table-cell>
        </table:table-row>
        <table:table-row>
          <table:table-cell table:style-name="Tableau7.A2" office:value-type="string">
            <text:p text:style-name="P26"><text:span text:style-name="T16">Prototype audio0 %</text:span></text:p>
          </table:table-cell>
        </table:table-row>
        <table:table-row>
          <table:table-cell table:style-name="Tableau7.A2" office:value-type="string">
            <text:p text:style-name="P26"><text:span text:style-name="T16">Prototype clavier/souris <text:s/>0 %</text:span></text:p>
          </table:table-cell>
        </table:table-row>
        <table:table-row>
          <table:table-cell table:style-name="Tableau7.A2" office:value-type="string">
            <text:p text:style-name="P21"><text:span text:style-name="T14">La réalisation d'animations </text:span><text:span text:style-name="T17">0 %</text:span></text:p>
          </table:table-cell>
        </table:table-row>
      </table:table>
      <text:p text:style-name="P21"><text:span text:style-name="T17"/></text:p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25">Cas d'utilisation 1 : le déplacement du héros<text:span text:style-name="T20">0 %</text:span>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1"><text:span text:style-name="T14">Modèle métier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Diagramme Séquence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Diagramme de navigation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Définition des classes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Diagrammes des classes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Diagramme de composants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Diagramme de déploiement </text:span><text:span text:style-name="T17">0 %</text:span></text:p>
          </table:table-cell>
        </table:table-row>
        <table:table-row>
          <table:table-cell table:style-name="Tableau8.A2" office:value-type="string">
            <text:p text:style-name="P21"><text:span text:style-name="T14">Implémentation du CU </text:span><text:span text:style-name="T17">0 %</text:span></text:p>
          </table:table-cell>
        </table:table-row>
      </table:table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21"><text:span text:style-name="T15">Cas d'utilisation 2</text:span><text:span text:style-name="T14"> : </text:span><text:span text:style-name="T17">0 %</text:span></text:p>
          </table:table-cell>
        </table:table-row>
      </table:table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1"><text:span text:style-name="T14">Modèle métier </text:span><text:span text:style-name="T17">0 %</text:span></text:p>
          </table:table-cell>
        </table:table-row>
        <table:table-row>
          <table:table-cell table:style-name="Tableau9.A2" office:value-type="string">
            <text:p text:style-name="P21"><text:span text:style-name="T14">Diagramme Séquence </text:span><text:span text:style-name="T17">0 %</text:span></text:p>
          </table:table-cell>
        </table:table-row>
        <table:table-row>
          <table:table-cell table:style-name="Tableau9.A2" office:value-type="string">
            <text:p text:style-name="P19">Diagramme de navigation <text:span text:style-name="T19">0 %</text:span></text:p>
          </table:table-cell>
        </table:table-row>
        <table:table-row>
          <table:table-cell table:style-name="Tableau9.A2" office:value-type="string">
            <text:p text:style-name="P19">Définition des classes <text:span text:style-name="T19">0 %</text:span></text:p>
          </table:table-cell>
        </table:table-row>
        <table:table-row>
          <table:table-cell table:style-name="Tableau9.A2" office:value-type="string">
            <text:p text:style-name="P19">Diagrammes des classes <text:span text:style-name="T19">0 %</text:span></text:p>
          </table:table-cell>
        </table:table-row>
        <table:table-row>
          <table:table-cell table:style-name="Tableau9.A2" office:value-type="string">
            <text:p text:style-name="P19">Diagramme de composants <text:span text:style-name="T19">0 %</text:span></text:p>
          </table:table-cell>
        </table:table-row>
        <table:table-row>
          <table:table-cell table:style-name="Tableau9.A2" office:value-type="string">
            <text:p text:style-name="P19">Diagramme de déploiement <text:span text:style-name="T19">0 %</text:span></text:p>
          </table:table-cell>
        </table:table-row>
        <table:table-row>
          <table:table-cell table:style-name="Tableau9.A2" office:value-type="string">
            <text:p text:style-name="P19">Implémentation du CU <text:span text:style-name="T19">0 %</text:span></text:p>
          </table:table-cell>
        </table:table-row>
      </table:table>
      <table:table table:name="Tableau16" table:style-name="Tableau16">
        <table:table-column table:style-name="Tableau16.A"/>
        <text:soft-page-break/>
        <table:table-row>
          <table:table-cell table:style-name="Tableau16.A1" office:value-type="string">
            <text:p text:style-name="P20"><text:span text:style-name="T24">Cas d'utilisation 3 </text:span><text:span text:style-name="T19">0 %</text:span></text:p>
          </table:table-cell>
        </table:table-row>
        <table:table-row>
          <table:table-cell table:style-name="Tableau16.A2" office:value-type="string">
            <text:p text:style-name="P19">Modèle métier <text:span text:style-name="T19">0 %</text:span></text:p>
          </table:table-cell>
        </table:table-row>
        <table:table-row>
          <table:table-cell table:style-name="Tableau16.A2" office:value-type="string">
            <text:p text:style-name="P19">Diagramme Séquence <text:span text:style-name="T19">0 %</text:span></text:p>
          </table:table-cell>
        </table:table-row>
        <table:table-row>
          <table:table-cell table:style-name="Tableau16.A2" office:value-type="string">
            <text:p text:style-name="P19">Diagramme de navigation <text:span text:style-name="T19">0 %</text:span></text:p>
          </table:table-cell>
        </table:table-row>
        <table:table-row>
          <table:table-cell table:style-name="Tableau16.A2" office:value-type="string">
            <text:p text:style-name="P19">Définition des classes <text:span text:style-name="T19">0 %</text:span></text:p>
          </table:table-cell>
        </table:table-row>
        <table:table-row>
          <table:table-cell table:style-name="Tableau16.A2" office:value-type="string">
            <text:p text:style-name="P19">Diagrammes des classes <text:span text:style-name="T19">0 %</text:span></text:p>
          </table:table-cell>
        </table:table-row>
        <table:table-row>
          <table:table-cell table:style-name="Tableau16.A2" office:value-type="string">
            <text:p text:style-name="P19">Diagramme de composants <text:span text:style-name="T19">0 %</text:span></text:p>
          </table:table-cell>
        </table:table-row>
        <table:table-row>
          <table:table-cell table:style-name="Tableau16.A2" office:value-type="string">
            <text:p text:style-name="P19">Diagramme de déploiement <text:span text:style-name="T19">0 %</text:span></text:p>
          </table:table-cell>
        </table:table-row>
        <table:table-row>
          <table:table-cell table:style-name="Tableau16.A2" office:value-type="string">
            <text:p text:style-name="P19">Implémentation du CU <text:span text:style-name="T19">0 %</text:span>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"><text:span text:style-name="T24">Cas d'utilisation 4 </text:span><text:span text:style-name="T19">0 %</text:span></text:p>
          </table:table-cell>
        </table:table-row>
        <table:table-row>
          <table:table-cell table:style-name="Tableau17.A2" office:value-type="string">
            <text:p text:style-name="P19">Modèle métier<text:span text:style-name="T19">0 %</text:span></text:p>
          </table:table-cell>
        </table:table-row>
        <table:table-row>
          <table:table-cell table:style-name="Tableau17.A2" office:value-type="string">
            <text:p text:style-name="P19">Diagramme Séquence <text:span text:style-name="T19">0 %</text:span></text:p>
          </table:table-cell>
        </table:table-row>
        <table:table-row>
          <table:table-cell table:style-name="Tableau17.A2" office:value-type="string">
            <text:p text:style-name="P19">Diagramme de navigation <text:span text:style-name="T19">0 %</text:span></text:p>
          </table:table-cell>
        </table:table-row>
        <table:table-row>
          <table:table-cell table:style-name="Tableau17.A2" office:value-type="string">
            <text:p text:style-name="P19">Définition des classes <text:span text:style-name="T19">0 %</text:span></text:p>
          </table:table-cell>
        </table:table-row>
        <table:table-row>
          <table:table-cell table:style-name="Tableau17.A2" office:value-type="string">
            <text:p text:style-name="P19">Diagrammes des classes <text:span text:style-name="T19">0 %</text:span></text:p>
          </table:table-cell>
        </table:table-row>
        <table:table-row>
          <table:table-cell table:style-name="Tableau17.A2" office:value-type="string">
            <text:p text:style-name="P19">Diagramme de composants <text:span text:style-name="T19">0 %</text:span></text:p>
          </table:table-cell>
        </table:table-row>
        <table:table-row>
          <table:table-cell table:style-name="Tableau17.A2" office:value-type="string">
            <text:p text:style-name="P19">Diagramme de déploiement <text:span text:style-name="T19">0 %</text:span></text:p>
          </table:table-cell>
        </table:table-row>
        <table:table-row>
          <table:table-cell table:style-name="Tableau17.A2" office:value-type="string">
            <text:p text:style-name="P19">Implémentation du CU <text:span text:style-name="T19">0 %</text:span></text:p>
          </table:table-cell>
        </table:table-row>
      </table:table>
      <text:p text:style-name="P21"><text:span text:style-name="T17"/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1"><text:span text:style-name="T15">Cas d'utilisation 5</text:span><text:span text:style-name="T14">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Modèle métier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Diagramme Séquence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Diagramme de navigation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Définition des classes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Diagrammes des classes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Diagramme de composants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Diagramme de déploiement </text:span><text:span text:style-name="T17">0 %</text:span></text:p>
          </table:table-cell>
        </table:table-row>
        <table:table-row>
          <table:table-cell table:style-name="Tableau18.A2" office:value-type="string">
            <text:p text:style-name="P21"><text:span text:style-name="T14">Implémentation du CU </text:span><text:span text:style-name="T17">0 %</text:span></text:p>
          </table:table-cell>
        </table:table-row>
      </table:table>
      <text:p text:style-name="P21"><text:span text:style-name="T17"/></text:p>
      <text:p text:style-name="P19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">Réunions internes DP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1"><text:span text:style-name="T14">Réunion 1 </text:span><text:span text:style-name="T17">0 %</text:span></text:p>
          </table:table-cell>
        </table:table-row>
        <text:soft-page-break/>
        <table:table-row>
          <table:table-cell table:style-name="Tableau14.A2" office:value-type="string">
            <text:p text:style-name="P21"><text:span text:style-name="T14">ODJ </text:span><text:span text:style-name="T17">0 %</text:span></text:p>
          </table:table-cell>
        </table:table-row>
        <table:table-row>
          <table:table-cell table:style-name="Tableau14.A2" office:value-type="string">
            <text:p text:style-name="P21"><text:span text:style-name="T14">CR </text:span><text:span text:style-name="T17">0 %</text:span>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9">Réunion 2</text:p>
          </table:table-cell>
        </table:table-row>
        <table:table-row>
          <table:table-cell table:style-name="Tableau13.A2" office:value-type="string">
            <text:p text:style-name="P19">ODJ</text:p>
          </table:table-cell>
        </table:table-row>
        <table:table-row>
          <table:table-cell table:style-name="Tableau13.A2" office:value-type="string">
            <text:p text:style-name="P19">CR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1"><text:span text:style-name="T14">Réunion 3 </text:span><text:span text:style-name="T17">0 %</text:span></text:p>
          </table:table-cell>
        </table:table-row>
        <table:table-row>
          <table:table-cell table:style-name="Tableau12.A2" office:value-type="string">
            <text:p text:style-name="P21"><text:span text:style-name="T14">ODJ </text:span><text:span text:style-name="T17">0 %</text:span></text:p>
          </table:table-cell>
        </table:table-row>
        <table:table-row>
          <table:table-cell table:style-name="Tableau12.A2" office:value-type="string">
            <text:p text:style-name="P21"><text:span text:style-name="T14">CR </text:span><text:span text:style-name="T17">0 %</text:span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1"><text:span text:style-name="T14">Réunion 4 </text:span><text:span text:style-name="T17">0 %</text:span></text:p>
          </table:table-cell>
        </table:table-row>
        <table:table-row>
          <table:table-cell table:style-name="Tableau11.A2" office:value-type="string">
            <text:p text:style-name="P22"><text:span text:style-name="T14">ODJ </text:span><text:span text:style-name="T17">0 %</text:span></text:p>
          </table:table-cell>
        </table:table-row>
        <table:table-row>
          <table:table-cell table:style-name="Tableau11.A2" office:value-type="string">
            <text:p text:style-name="P22"><text:span text:style-name="T14">CR </text:span><text:span text:style-name="T17">0 %</text:span></text:p>
          </table:table-cell>
        </table:table-row>
      </table:table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2"><text:span text:style-name="T14">Réunion 5 </text:span><text:span text:style-name="T17">0 %</text:span></text:p>
          </table:table-cell>
        </table:table-row>
        <table:table-row>
          <table:table-cell table:style-name="Tableau10.A2" office:value-type="string">
            <text:p text:style-name="P22"><text:span text:style-name="T14">ODJ </text:span><text:span text:style-name="T17">0 %</text:span></text:p>
          </table:table-cell>
        </table:table-row>
        <table:table-row>
          <table:table-cell table:style-name="Tableau10.A2" office:value-type="string">
            <text:p text:style-name="P22"><text:span text:style-name="T14">CR </text:span><text:span text:style-name="T17">0 %</text:span></text:p>
          </table:table-cell>
        </table:table-row>
      </table:table>
      <text:p text:style-name="P19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5">Réunions internes Client</text:p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1"><text:span text:style-name="T14">Réunion 1 </text:span><text:span text:style-name="T17">0 %</text:span></text:p>
          </table:table-cell>
        </table:table-row>
        <table:table-row>
          <table:table-cell table:style-name="Tableau20.A2" office:value-type="string">
            <text:p text:style-name="P21"><text:span text:style-name="T14">ODJ </text:span><text:span text:style-name="T17">0 %</text:span></text:p>
          </table:table-cell>
        </table:table-row>
        <table:table-row>
          <table:table-cell table:style-name="Tableau20.A2" office:value-type="string">
            <text:p text:style-name="P21"><text:span text:style-name="T14">CR </text:span><text:span text:style-name="T17">0 %</text:span></text:p>
          </table:table-cell>
        </table:table-row>
      </table:table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9">Réunion 2</text:p>
          </table:table-cell>
        </table:table-row>
        <table:table-row>
          <table:table-cell table:style-name="Tableau21.A2" office:value-type="string">
            <text:p text:style-name="P19">ODJ</text:p>
          </table:table-cell>
        </table:table-row>
        <table:table-row>
          <table:table-cell table:style-name="Tableau21.A2" office:value-type="string">
            <text:p text:style-name="P19">CR</text:p>
          </table:table-cell>
        </table:table-row>
      </table:table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1"><text:span text:style-name="T14">Réunion 3 </text:span><text:span text:style-name="T17">0 %</text:span></text:p>
          </table:table-cell>
        </table:table-row>
        <table:table-row>
          <table:table-cell table:style-name="Tableau22.A2" office:value-type="string">
            <text:p text:style-name="P21"><text:span text:style-name="T14">ODJ </text:span><text:span text:style-name="T17">0 %</text:span></text:p>
          </table:table-cell>
        </table:table-row>
        <table:table-row>
          <table:table-cell table:style-name="Tableau22.A2" office:value-type="string">
            <text:p text:style-name="P21"><text:span text:style-name="T14">CR </text:span><text:span text:style-name="T17">0 %</text:span></text:p>
          </table:table-cell>
        </table:table-row>
      </table:table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1"><text:span text:style-name="T14">Réunion 4 </text:span><text:span text:style-name="T17">0 %</text:span></text:p>
          </table:table-cell>
        </table:table-row>
        <table:table-row>
          <table:table-cell table:style-name="Tableau23.A2" office:value-type="string">
            <text:p text:style-name="P22"><text:span text:style-name="T14">ODJ </text:span><text:span text:style-name="T17">0 %</text:span></text:p>
          </table:table-cell>
        </table:table-row>
        <table:table-row>
          <table:table-cell table:style-name="Tableau23.A2" office:value-type="string">
            <text:p text:style-name="P22"><text:span text:style-name="T14">CR </text:span><text:span text:style-name="T17">0 %</text:span></text:p>
          </table:table-cell>
        </table:table-row>
      </table:table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2"><text:span text:style-name="T14">Réunion 5 </text:span><text:span text:style-name="T17">0 %</text:span></text:p>
          </table:table-cell>
        </table:table-row>
        <text:soft-page-break/>
        <table:table-row>
          <table:table-cell table:style-name="Tableau24.A2" office:value-type="string">
            <text:p text:style-name="P22"><text:span text:style-name="T14">ODJ </text:span><text:span text:style-name="T17">0 %</text:span></text:p>
          </table:table-cell>
        </table:table-row>
        <table:table-row>
          <table:table-cell table:style-name="Tableau24.A2" office:value-type="string">
            <text:p text:style-name="P22"><text:span text:style-name="T14">CR </text:span><text:span text:style-name="T17">0 %</text:span></text:p>
          </table:table-cell>
        </table:table-row>
      </table:table>
      <text:p text:style-name="P19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25">Fiche d'itération</text:p>
          </table:table-cell>
        </table:table-row>
      </table:table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21"><text:span text:style-name="T14">FI 1 </text:span><text:span text:style-name="T17">0 %</text:span></text:p>
          </table:table-cell>
        </table:table-row>
        <table:table-row>
          <table:table-cell table:style-name="Tableau29.A2" office:value-type="string">
            <text:p text:style-name="Standard">FI Prévisionnelle <text:span text:style-name="T17">0 %</text:span></text:p>
          </table:table-cell>
        </table:table-row>
        <table:table-row>
          <table:table-cell table:style-name="Tableau29.A2" office:value-type="string">
            <text:p text:style-name="P21"><text:span text:style-name="T14">FI </text:span><text:span text:style-name="T17">0 %</text:span></text:p>
          </table:table-cell>
        </table:table-row>
      </table:table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9">FI 2</text:p>
          </table:table-cell>
        </table:table-row>
        <table:table-row>
          <table:table-cell table:style-name="Tableau30.A2" office:value-type="string">
            <text:p text:style-name="P21"><text:span text:style-name="T14">FI Prévisionnelle </text:span></text:p>
          </table:table-cell>
        </table:table-row>
        <table:table-row>
          <table:table-cell table:style-name="Tableau30.A2" office:value-type="string">
            <text:p text:style-name="P19">FI</text:p>
          </table:table-cell>
        </table:table-row>
      </table:table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21"><text:span text:style-name="T14">FI 3 </text:span><text:span text:style-name="T17">0 %</text:span></text:p>
          </table:table-cell>
        </table:table-row>
        <table:table-row>
          <table:table-cell table:style-name="Tableau31.A2" office:value-type="string">
            <text:p text:style-name="P21"><text:span text:style-name="T14">FI Prévisionnelle <text:s/></text:span><text:span text:style-name="T17">0 %</text:span></text:p>
          </table:table-cell>
        </table:table-row>
        <table:table-row>
          <table:table-cell table:style-name="Tableau31.A2" office:value-type="string">
            <text:p text:style-name="P21"><text:span text:style-name="T14">FI </text:span><text:span text:style-name="T17">0 %</text:span></text:p>
          </table:table-cell>
        </table:table-row>
      </table:table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21"><text:span text:style-name="T14">FI 4 </text:span><text:span text:style-name="T17">0 %</text:span></text:p>
          </table:table-cell>
        </table:table-row>
        <table:table-row>
          <table:table-cell table:style-name="Tableau32.A2" office:value-type="string">
            <text:p text:style-name="P22"><text:span text:style-name="T14">FI Prévisionnelle <text:s/></text:span><text:span text:style-name="T17">0 %</text:span></text:p>
          </table:table-cell>
        </table:table-row>
        <table:table-row>
          <table:table-cell table:style-name="Tableau32.A2" office:value-type="string">
            <text:p text:style-name="P22"><text:span text:style-name="T14">FI </text:span><text:span text:style-name="T17">0 %</text:span></text:p>
          </table:table-cell>
        </table:table-row>
      </table:table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22"><text:span text:style-name="T14">FI 5 </text:span><text:span text:style-name="T17">0 %</text:span></text:p>
          </table:table-cell>
        </table:table-row>
        <table:table-row>
          <table:table-cell table:style-name="Tableau33.A2" office:value-type="string">
            <text:p text:style-name="P24"><text:span text:style-name="T14">FI Prévisionnelle </text:span><text:span text:style-name="T18">0 %</text:span></text:p>
          </table:table-cell>
        </table:table-row>
        <table:table-row>
          <table:table-cell table:style-name="Tableau33.A2" office:value-type="string">
            <text:p text:style-name="P22"><text:span text:style-name="T14">FI </text:span><text:span text:style-name="T17">0 %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BX12" svg:font-family="CMBX12"/>
    <style:font-face style:name="CMR12" svg:font-family="CMR12"/>
    <style:font-face style:name="CMTI12" svg:font-family="CMTI12"/>
    <style:font-face style:name="OpenSymbol" svg:font-family="OpenSymbol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FreeSans" svg:font-family="Free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17T16:16:19.60</dc:date>
    <meta:print-date>2013-11-06T19:50:00Z</meta:print-date>
    <meta:editing-cycles>43</meta:editing-cycles>
    <meta:editing-duration>PT04H07M21S</meta:editing-duration>
    <dc:creator>Plong Michael</dc:creator>
    <meta:document-statistic meta:table-count="33" meta:image-count="0" meta:object-count="0" meta:page-count="6" meta:paragraph-count="182" meta:word-count="712" meta:character-count="36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cuments/GitHub/it2/Documents/GitHub/Projet3/Téléchargement/CR_Externe_Iteration2_v1.0.odt/Normal.dotm"/>
  </office:meta>
</office:document-meta>
</file>